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office:value-type="float" office:value="1000004" calcext:value-type="float">
            <text:p>1000004</text:p>
          </table:table-cell>
          <table:table-cell table:style-name="ce2" office:value-type="float" office:value="1000041" calcext:value-type="float">
            <text:p>1000041</text:p>
          </table:table-cell>
          <table:table-cell table:style-name="ce2" office:value-type="float" office:value="1000032" calcext:value-type="float">
            <text:p>1000032</text:p>
          </table:table-cell>
          <table:table-cell table:style-name="ce16" office:value-type="string" calcext:value-type="string">
            <text:p>AL.05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" office:value-type="float" office:value="1000041" calcext:value-type="float">
            <text:p>1000041</text:p>
          </table:table-cell>
          <table:table-cell table:style-name="ce2" office:value-type="float" office:value="1000032" calcext:value-type="float">
            <text:p>1000032</text:p>
          </table:table-cell>
          <table:table-cell table:style-name="ce16" office:value-type="string" calcext:value-type="string">
            <text:p>AL.055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" office:value-type="float" office:value="1000041" calcext:value-type="float">
            <text:p>1000041</text:p>
          </table:table-cell>
          <table:table-cell table:style-name="ce2" office:value-type="float" office:value="1000032" calcext:value-type="float">
            <text:p>1000032</text:p>
          </table:table-cell>
          <table:table-cell table:style-name="ce16" office:value-type="string" calcext:value-type="string">
            <text:p>AL.06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" office:value-type="float" office:value="1000041" calcext:value-type="float">
            <text:p>1000041</text:p>
          </table:table-cell>
          <table:table-cell table:style-name="ce2" office:value-type="float" office:value="1000032" calcext:value-type="float">
            <text:p>1000032</text:p>
          </table:table-cell>
          <table:table-cell table:style-name="ce16" office:value-type="string" calcext:value-type="string">
            <text:p>AL.065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" office:value-type="float" office:value="1000041" calcext:value-type="float">
            <text:p>1000041</text:p>
          </table:table-cell>
          <table:table-cell table:style-name="ce2" office:value-type="float" office:value="1000032" calcext:value-type="float">
            <text:p>1000032</text:p>
          </table:table-cell>
          <table:table-cell table:style-name="ce16" office:value-type="string" calcext:value-type="string">
            <text:p>AL.07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" office:value-type="float" office:value="1000041" calcext:value-type="float">
            <text:p>1000041</text:p>
          </table:table-cell>
          <table:table-cell table:style-name="ce2" office:value-type="float" office:value="1000032" calcext:value-type="float">
            <text:p>1000032</text:p>
          </table:table-cell>
          <table:table-cell table:style-name="ce16" office:value-type="string" calcext:value-type="string">
            <text:p>AL.08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style-name="ce2" office:value-type="float" office:value="1000041" calcext:value-type="float">
            <text:p>1000041</text:p>
          </table:table-cell>
          <table:table-cell table:style-name="ce2" office:value-type="float" office:value="1000032" calcext:value-type="float">
            <text:p>1000032</text:p>
          </table:table-cell>
          <table:table-cell table:style-name="ce16" office:value-type="string" calcext:value-type="string">
            <text:p>AL.0900</text:p>
          </table:table-cell>
          <table:table-cell table:style-name="ce16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6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V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4:36:33.9222216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34:52.406902783</meta:creation-date>
    <dc:date>2024-08-09T14:36:47.089625774</dc:date>
    <meta:editing-duration>P1DT10H48M30S</meta:editing-duration>
    <meta:editing-cycles>180</meta:editing-cycles>
    <meta:generator>LibreOffice/7.0.4.2$Linux_X86_64 LibreOffice_project/00$Build-2</meta:generator>
    <meta:document-statistic meta:table-count="1" meta:cell-count="42" meta:object-count="0"/>
  </office:meta>
</office:document-meta>
</file>